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.0002214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5358e-0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51599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ck ar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50894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yniki dzialania algorytmow dodawania i usuwania elementow ze struktur pokazuja że: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1) tablicowa implementacja stosu dużo lepiej radzi sobie z tego typu operacjami (im większy zakres dodowania</text:p>
          </table:table-cell>
        </table:table-row>
        <table:table-row table:style-name="ro1">
          <table:table-cell office:value-type="string" calcext:value-type="string">
            <text:p>0.0004511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parametrow tym algorytm na bazie tablicy wykazywal dużo wieksza roznice czasowa wzgledem tej listowej).</text:p>
          </table:table-cell>
        </table:table-row>
        <table:table-row table:style-name="ro1">
          <table:table-cell office:value-type="string" calcext:value-type="string">
            <text:p>0.0006219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ck list</text:p>
          </table:table-cell>
          <table:table-cell/>
          <table:table-cell office:value-type="string" calcext:value-type="string">
            <text:p>Wynikalo to z faktu potrzeby usuwania elementu na koncu listy ,która była lista jednokierunkowa, jednak przy</text:p>
          </table:table-cell>
        </table:table-row>
        <table:table-row table:style-name="ro1">
          <table:table-cell office:value-type="string" calcext:value-type="string">
            <text:p>0.02305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liscie dwukierunkowej, pomimo mniejszych jednostek czasowych, tablica wciąż dzialala sprawniej. </text:p>
          </table:table-cell>
        </table:table-row>
        <table:table-row table:style-name="ro1">
          <table:table-cell office:value-type="string" calcext:value-type="string">
            <text:p>1.4997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2) tablicowa implementacja kolejki, tak jak w przypadku stosu, również poradzila sobie lepiej jeżeli chodzi o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zas pojedynczej operacji. Tym razem nie było potrzeby wykonywac usuwania na koncu (co jest wielce klopotliwe</text:p>
          </table:table-cell>
        </table:table-row>
        <table:table-row table:style-name="ro1">
          <table:table-cell office:value-type="string" calcext:value-type="string">
            <text:p>0.00022594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la list jednokierunkowych więc zastosowanie jej lub dwukierunkowej było tylko kwestia większej rezerwacji</text:p>
          </table:table-cell>
        </table:table-row>
        <table:table-row table:style-name="ro1">
          <table:table-cell office:value-type="string" calcext:value-type="string">
            <text:p>0.000105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ueue array</text:p>
          </table:table-cell>
          <table:table-cell/>
          <table:table-cell office:value-type="string" calcext:value-type="string">
            <text:p>pamieci. Roznice czasowe w przypadku kolejki dla dwoch roznych implementacji były dużo mniejsze niż w</text:p>
          </table:table-cell>
        </table:table-row>
        <table:table-row table:style-name="ro1">
          <table:table-cell office:value-type="string" calcext:value-type="string">
            <text:p>0.0010205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przypadku stosu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.0002263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0004562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ueu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366076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.00.0000</text:date>, <text:time style:data-style-name="N2" text:time-value="14:15:27.7769716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8T14:27:04.564609453</dc:date>
    <meta:editing-duration>PT16M56S</meta:editing-duration>
    <meta:editing-cycles>4</meta:editing-cycles>
    <meta:generator>LibreOffice/6.0.7.3$Linux_X86_64 LibreOffice_project/00m0$Build-3</meta:generator>
    <meta:document-statistic meta:table-count="1" meta:cell-count="42" meta:object-count="0"/>
  </office:meta>
</office:document-meta>
</file>